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end" style:justify-single-word="false"/>
      <style:text-properties officeooo:rsid="000406b7"/>
    </style:style>
    <style:style style:name="P4" style:family="paragraph" style:parent-style-name="Text_20_body">
      <style:paragraph-properties fo:text-align="center" style:justify-single-word="false"/>
      <style:text-properties fo:font-size="22pt" fo:font-weight="bold" officeooo:rsid="0007e142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rsid="0007e142" officeooo:paragraph-rsid="0007e142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italic" officeooo:rsid="0007e142" style:font-size-asian="14pt" style:font-style-asian="italic" style:font-size-complex="14pt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406b7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07e142" style:font-size-asian="24pt" style:font-weight-asian="bold" style:font-size-complex="24pt" style:font-weight-complex="bold"/>
    </style:style>
    <style:style style:name="T6" style:family="text">
      <style:text-properties officeooo:rsid="0007e142"/>
    </style:style>
    <style:style style:name="T7" style:family="text">
      <style:text-properties officeooo:rsid="0009d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undamentos de</text:span><text:span text:style-name="T4"> una F</text:span><text:span text:style-name="T3">ilosofía de la </text:span><text:span text:style-name="T5">Tecnología</text:span></text:p>
      <text:p text:style-name="P1"><text:span text:style-name="T2">El origen de la Historia </text:span><text:span text:style-name="T1">de la Cultura desde un nuevo punto de vista</text:span></text:p>
      <text:p text:style-name="P3">Ernst Kapp</text:p>
      <text:p text:style-name="Text_20_body"/>
      <text:p text:style-name="P2">”<text:span text:style-name="T6">Toda Historia del Hombre, precisamente examinado, se ha adentrado finalmente en la Historia de la mejora de herramientas inventadas”.</text:span> Edmund Reittinger. </text:p>
      <text:p text:style-name="P1">Braunschweig </text:p>
      <text:p text:style-name="P1">DRUCK UND VERLAG VON GEORGE WESTERMANN. </text:p>
      <text:p text:style-name="P1">1877</text:p>
      <text:p text:style-name="Text_20_body"/>
      <text:p text:style-name="P4">Prólogo</text:p>
      <text:p text:style-name="P5">Una rama de la técnica, la que considera el idioma usado como un mecanismo técnico de marcado. Que ahora damos un tratamiento filosófico a los múltiples sustancias empíricas sometiéndolo llegando a su ser, es después de todo una comprobación agradable para los propósitos empíricos y especulativos y las necesidades de mutuo complemento que tienen. <text:span text:style-name="T7">Así que es probable que para justificar la omisión de una filosofía de la técnica, hasta ahora permitirá la observación reflexiva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Lengemann</meta:initial-creator>
    <meta:creation-date>2014-07-16T11:31:53.439832744</meta:creation-date>
    <dc:date>2014-09-01T17:20:36.039978580</dc:date>
    <dc:creator>Guillermo Lengemann</dc:creator>
    <meta:editing-duration>PT10M40S</meta:editing-duration>
    <meta:editing-cycles>4</meta:editing-cycles>
    <meta:generator>LibreOffice/4.2.6.2$Linux_X86_64 LibreOffice_project/420m0$Build-2</meta:generator>
    <meta:document-statistic meta:table-count="0" meta:image-count="0" meta:object-count="0" meta:page-count="1" meta:paragraph-count="9" meta:word-count="128" meta:character-count="821" meta:non-whitespace-character-count="698"/>
  </office:meta>
</office:document-meta>
</file>